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an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61">
            <text:p>561</text:p>
          </table:table-cell>
          <table:table-cell table:style-name="ce22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2" office:value-type="float" office:value="721">
            <text:p>721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2" office:value-type="float" office:value="535">
            <text:p>535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43">
            <text:p>14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107">
            <text:p>107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2" office:value-type="float" office:value="213">
            <text:p>213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517">
            <text:p>51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1035">
            <text:p>1,035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67">
            <text:p>2,467</text:p>
          </table:table-cell>
          <table:table-cell table:style-name="ce22" office:value-type="float" office:value="217">
            <text:p>217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  <table:table-cell table:style-name="ce22" office:value-type="float" office:value="185">
            <text:p>185</text:p>
          </table:table-cell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1"/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6160">
            <text:p>6,160</text:p>
          </table:table-cell>
          <table:table-cell table:style-name="ce22" office:value-type="float" office:value="590">
            <text:p>59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6881">
            <text:p>6,881</text:p>
          </table:table-cell>
          <table:table-cell table:style-name="ce23" office:value-type="float" office:value="663">
            <text:p>6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